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FE0000011F466D6D5C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B0000011F05AC44C7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ext-properties style:font-name="Segoe UI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8"/>
          <table:table-cell table:style-name="ce3"/>
          <table:table-cell table:style-name="ce3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42">
            <text:p>2442</text:p>
          </table:table-cell>
          <table:table-cell table:style-name="ce19" office:value-type="date" office:date-value="2020-05-05">
            <text:p>2020-05-05</text:p>
          </table:table-cell>
          <table:table-cell table:style-name="ce13" office:value-type="string">
            <text:p>141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642">
            <text:p>2642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9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7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30" office:value-type="string">
            <text:p>1 Imported from London</text:p>
          </table:table-cell>
          <table:table-cell table:style-name="ce2">
            <draw:frame table:end-cell-address="Main.G118" table:end-x="2.4465in" table:end-y="0.1583in" draw:z-index="11" draw:name="Αντικείμενα γραφικών 8" draw:style-name="gr2" draw:text-style-name="P2" svg:width="5.4429in" svg:height="3.1713in" svg:x="0.1012in" svg:y="0.1638in">
              <draw:image xlink:href="Pictures/10000201000001FE0000011F466D6D5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7"/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1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1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19" office:value-type="date" office:date-value="2020-04-19">
            <text:p>2020-04-19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style-name="ce28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9" office:value-type="date" office:date-value="2020-04-23">
            <text:p>2020-04-23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9" office:value-type="date" office:date-value="2020-04-24">
            <text:p>2020-04-24</text:p>
          </table:table-cell>
          <table:table-cell table:style-name="ce1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9" office:value-type="date" office:date-value="2020-04-25">
            <text:p>2020-04-25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4-26">
            <text:p>2020-04-26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27">
            <text:p>2020-04-27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9" office:value-type="date" office:date-value="2020-04-28">
            <text:p>2020-04-28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9">
            <text:p>2020-04-29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30">
            <text:p>2020-04-30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5-01">
            <text:p>2020-05-01</text:p>
          </table:table-cell>
          <table:table-cell table:style-name="ce27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5-02">
            <text:p>2020-05-02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03">
            <text:p>2020-05-03</text:p>
          </table:table-cell>
          <table:table-cell table:style-name="ce1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9" office:value-type="date" office:date-value="2020-05-04">
            <text:p>2020-05-04</text:p>
          </table:table-cell>
          <table:table-cell table:style-name="ce13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5-05">
            <text:p>2020-05-05</text:p>
          </table:table-cell>
          <table:table-cell table:style-name="ce27"/>
          <table:table-cell table:number-columns-repeated="1020"/>
        </table:table-row>
        <table:table-row table:style-name="ro4" table:number-rows-repeated="6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63])" office:value-type="float" office:value="2563">
            <text:p>256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>
            <draw:frame table:end-cell-address="Main.G184" table:end-x="2.1075in" table:end-y="0.1732in" draw:z-index="12" draw:name="Αντικείμενα γραφικών 9" draw:style-name="gr2" draw:text-style-name="P2" svg:width="5.148in" svg:height="2.585in" svg:x="0.0571in" svg:y="0.0843in">
              <draw:image xlink:href="Pictures/10000201000001DB0000011F05AC44C7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">
            <text:p>2</text:p>
          </table:table-cell>
          <table:table-cell table:style-name="ce26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4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5-04">
            <text:p>2020-05-04</text:p>
          </table:table-cell>
          <table:table-cell table:number-columns-repeated="1021"/>
        </table:table-row>
        <table:table-row table:style-name="ro1" table:number-rows-repeated="4">
          <table:table-cell/>
          <table:table-cell table:style-name="ce18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7" table:formula="of:=SUM([.B172:.B222])" office:value-type="float" office:value="146">
            <text:p>146</text:p>
          </table:table-cell>
          <table:table-cell table:number-columns-repeated="1022"/>
        </table:table-row>
        <table:table-row table:style-name="ro1" table:number-rows-repeated="776">
          <table:table-cell/>
          <table:table-cell table:style-name="ce18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/05/2020</text:date>, <text:time>19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5T19:09:14.40</dc:date>
    <meta:editing-duration>PT4H36M29S</meta:editing-duration>
    <meta:editing-cycles>22</meta:editing-cycles>
    <meta:document-statistic meta:table-count="1" meta:cell-count="46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